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6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0.27mm"/>
    </style:style>
    <style:style style:name="co9" style:family="table-column">
      <style:table-column-properties fo:break-before="auto" style:column-width="60.87mm"/>
    </style:style>
    <style:style style:name="ro4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chts</text:p>
          </table:table-cell>
          <table:table-cell table:style-name="ce3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3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3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3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3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3" table:number-rows-repeated="1048024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</table:table>
      <table:named-expressions/>
      <table:database-ranges>
        <table:database-range table:name="__Anonymous_Sheet_DB__0" table:target-range-address="Schreibhand.A1:Schreibhand.C5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.00.0000</text:date>, <text:time style:data-style-name="N2" text:time-value="14:08:41.8043134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06-09-16T14:57:30</meta:creation-date>
    <dc:date>2018-08-28T14:09:54.446621987</dc:date>
    <meta:editing-cycles>306</meta:editing-cycles>
    <meta:editing-duration>PT15H8M47S</meta:editing-duration>
    <meta:document-statistic meta:table-count="2" meta:cell-count="1290" meta:object-count="0"/>
    <meta:user-defined meta:name="Info 1"/>
    <meta:user-defined meta:name="Info 2"/>
    <meta:user-defined meta:name="Info 3"/>
    <meta:user-defined meta:name="Info 4"/>
  </office:meta>
</office:document-meta>
</file>